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e errors indicate that Git is attempting to initialize and update the `ports` submodule, but it cannot find the repository at `/home/python/Documents/freebsd/ports/`. Additionally, the `git submodule add` command fails because the submodule `ports` already exists in the index. This situation usually arises when a submodule's configuration is incomplete or inconsistent.</text:p>
      <text:p text:style-name="Standard"/>
      <text:p text:style-name="Standard">### Resolving the Submodule Issues</text:p>
      <text:p text:style-name="Standard"/>
      <text:p text:style-name="Standard">#### 1. **Remove the Broken Submodule Reference**</text:p>
      <text:p text:style-name="Standard"/>
      <text:p text:style-name="Standard">To fix this, you need to remove the existing broken submodule reference and then re-add it correctly.</text:p>
      <text:p text:style-name="Standard"/>
      <text:p text:style-name="Standard">1. **Remove the Submodule Directory (if it exists)**</text:p>
      <text:p text:style-name="Standard"/>
      <text:p text:style-name="Standard"><text:s text:c="3"/>First, make sure the submodule directory is removed:</text:p>
      <text:p text:style-name="Standard"/>
      <text:p text:style-name="Standard"><text:s text:c="3"/>```sh</text:p>
      <text:p text:style-name="Standard"><text:s text:c="3"/>rm -rf /home/python/Documents/freebsd/ports</text:p>
      <text:p text:style-name="Standard"><text:s text:c="3"/>```</text:p>
      <text:p text:style-name="Standard"/>
      <text:p text:style-name="Standard"><text:s text:c="3"/>This removes the local submodule directory. Make sure you have backups of any important data before running this command.</text:p>
      <text:p text:style-name="Standard"/>
      <text:p text:style-name="Standard">2. **Remove the Submodule from Git Configuration**</text:p>
      <text:p text:style-name="Standard"/>
      <text:p text:style-name="Standard"><text:s text:c="3"/>Next, remove the submodule reference from the `.gitmodules` file and the Git configuration:</text:p>
      <text:p text:style-name="Standard"/>
      <text:p text:style-name="Standard"><text:s text:c="3"/>```sh</text:p>
      <text:p text:style-name="Standard"><text:s text:c="3"/>git rm -f ports</text:p>
      <text:p text:style-name="Standard"><text:s text:c="3"/>rm -rf .git/modules/ports</text:p>
      <text:p text:style-name="Standard"><text:s text:c="3"/>```</text:p>
      <text:p text:style-name="Standard"/>
      <text:p text:style-name="Standard"><text:s text:c="3"/>The `git rm -f ports` command removes the submodule entry from the index, and `rm -rf .git/modules/ports` removes the configuration for the submodule from the main repository’s `.git` directory.</text:p>
      <text:p text:style-name="Standard"/>
      <text:p text:style-name="Standard">3. **Commit the Removal**</text:p>
      <text:p text:style-name="Standard"/>
      <text:p text:style-name="Standard"><text:s text:c="3"/>Commit the changes to remove the submodule:</text:p>
      <text:p text:style-name="Standard"/>
      <text:p text:style-name="Standard"><text:s text:c="3"/>```sh</text:p>
      <text:p text:style-name="Standard"><text:s text:c="3"/>git add .gitmodules</text:p>
      <text:p text:style-name="Standard"><text:s text:c="3"/>git commit -m "Remove broken ports submodule"</text:p>
      <text:p text:style-name="Standard"><text:s text:c="3"/>```</text:p>
      <text:p text:style-name="Standard"/>
      <text:p text:style-name="Standard">#### 2. **Re-add the Submodule**</text:p>
      <text:p text:style-name="Standard"/>
      <text:p text:style-name="Standard">Now, re-add the `ports` submodule correctly:</text:p>
      <text:p text:style-name="Standard"/>
      <text:p text:style-name="Standard">```sh</text:p>
      <text:p text:style-name="Standard"><text:soft-page-break/>git submodule add https://git.freebsd.org/ports.git ports</text:p>
      <text:p text:style-name="Standard">```</text:p>
      <text:p text:style-name="Standard"/>
      <text:p text:style-name="Standard">This command clones the repository into the `ports` directory and adds it as a submodule.</text:p>
      <text:p text:style-name="Standard"/>
      <text:p text:style-name="Standard">#### 3. **Initialize and Update Submodules**</text:p>
      <text:p text:style-name="Standard"/>
      <text:p text:style-name="Standard">After adding the submodule, initialize and update it:</text:p>
      <text:p text:style-name="Standard"/>
      <text:p text:style-name="Standard">```sh</text:p>
      <text:p text:style-name="Standard">git submodule update --init --recursive</text:p>
      <text:p text:style-name="Standard">```</text:p>
      <text:p text:style-name="Standard"/>
      <text:p text:style-name="Standard">This command ensures that the submodule is correctly initialized and updated to the recorded commit.</text:p>
      <text:p text:style-name="Standard"/>
      <text:p text:style-name="Standard">#### 4. **Verify the `.gitmodules` File**</text:p>
      <text:p text:style-name="Standard"/>
      <text:p text:style-name="Standard">Ensure that the `.gitmodules` file contains the correct configuration:</text:p>
      <text:p text:style-name="Standard"/>
      <text:p text:style-name="Standard">```sh</text:p>
      <text:p text:style-name="Standard">cat .gitmodules</text:p>
      <text:p text:style-name="Standard">```</text:p>
      <text:p text:style-name="Standard"/>
      <text:p text:style-name="Standard">It should have an entry like this:</text:p>
      <text:p text:style-name="Standard"/>
      <text:p text:style-name="Standard">```ini</text:p>
      <text:p text:style-name="Standard">[submodule "ports"]</text:p>
      <text:p text:style-name="Standard"><text:tab/>path = ports</text:p>
      <text:p text:style-name="Standard"><text:tab/>url = https://git.freebsd.org/ports.git</text:p>
      <text:p text:style-name="Standard">```</text:p>
      <text:p text:style-name="Standard"/>
      <text:p text:style-name="Standard">### Additional Notes</text:p>
      <text:p text:style-name="Standard"/>
      <text:p text:style-name="Standard">- **Checking Status**: Use `git submodule status` to check the status of the submodules and ensure they are correctly linked.</text:p>
      <text:p text:style-name="Standard">- **Handling Uncommitted Changes**: If there were any uncommitted changes in the `ports` submodule, consider checking the Git history or any backups to recover them.</text:p>
      <text:p text:style-name="Standard"/>
      <text:p text:style-name="Standard">By following these steps, you can cleanly remove and re-add the `ports` submodule, resolving the issues with the broken configuration. This approach ensures that your repository's submodule configuration is consistent and correctly points to the desired remote repositor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00:55:45.672075093</meta:creation-date>
    <dc:date>2024-08-01T00:55:53.214765628</dc:date>
    <meta:editing-duration>PT7S</meta:editing-duration>
    <meta:editing-cycles>1</meta:editing-cycles>
    <meta:generator>LibreOffice/24.2.4.2$FreeBSD_X86_64 LibreOffice_project/420$Build-2</meta:generator>
    <meta:document-statistic meta:table-count="0" meta:image-count="0" meta:object-count="0" meta:page-count="2" meta:paragraph-count="50" meta:word-count="393" meta:character-count="2709" meta:non-whitespace-character-count="2318"/>
  </office:meta>
</office:document-meta>
</file>